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E000001BEA659E105735F30CC.png" manifest:media-type="image/png"/>
  <manifest:file-entry manifest:full-path="Pictures/10000201000002530000034998D96EE24A33059B.png" manifest:media-type="image/png"/>
  <manifest:file-entry manifest:full-path="Pictures/1000168D0000520800007404EADD49A1D0BA3E14.svg" manifest:media-type="image/svg+xml"/>
  <manifest:file-entry manifest:full-path="Pictures/100002010000041B0000049D119CA05CCC9CB07B.png" manifest:media-type="image/png"/>
  <manifest:file-entry manifest:full-path="Pictures/100002010000041B00000513705F000E2572E5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14cm, 0.146cm)" draw:image-opacity="100%" style:mirror="none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32cm" fo:min-width="1.032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fo:min-height="0.276cm" fo:min-width="0.658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d700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fo:min-height="0.276cm" fo:min-width="0.39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999999" draw:textarea-horizontal-align="justify" draw:textarea-vertical-align="middle" draw:auto-grow-height="false" fo:min-height="0.078cm" fo:min-width="0.077cm"/>
    </style:style>
    <style:style style:name="gr9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138cm" fo:min-width="0.139cm"/>
    </style:style>
    <style:style style:name="gr10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082cm" fo:min-width="0.101cm"/>
    </style:style>
    <style:style style:name="gr11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125cm" fo:min-width="0.131cm"/>
    </style:style>
    <style:style style:name="gr12" style:family="graphic" style:parent-style-name="standard">
      <style:graphic-properties svg:stroke-color="#808080" draw:fill-color="#dddddd" draw:textarea-horizontal-align="justify" draw:textarea-vertical-align="middle" draw:auto-grow-height="false" fo:min-height="0.39cm" fo:min-width="0.173cm"/>
    </style:style>
    <style:style style:name="gr13" style:family="graphic" style:parent-style-name="standard">
      <style:graphic-properties draw:stroke="none" svg:stroke-color="#999999" draw:fill-color="#b2b2b2" draw:opacity="50%" draw:textarea-horizontal-align="justify" draw:textarea-vertical-align="middle" draw:auto-grow-height="false" fo:min-height="0.531cm" fo:min-width="0.183cm"/>
    </style:style>
    <style:style style:name="gr14" style:family="graphic" style:parent-style-name="standard">
      <style:graphic-properties draw:stroke="none" svg:stroke-color="#999999" draw:fill-color="#b2b2b2" draw:opacity="50%" draw:textarea-horizontal-align="justify" draw:textarea-vertical-align="middle" draw:auto-grow-height="false" fo:min-height="0.749cm" fo:min-width="0.259cm"/>
    </style:style>
    <style:style style:name="gr15" style:family="graphic" style:parent-style-name="objectwithoutfill">
      <style:graphic-properties svg:stroke-width="0.028cm" svg:stroke-color="#b2b2b2" draw:marker-start-width="0.242cm" draw:marker-end-width="0.242cm" draw:fill="none" draw:fill-color="#ddddd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0.399cm" fo:min-width="2.661cm"/>
    </style:style>
    <style:style style:name="gr17" style:family="graphic" style:parent-style-name="standard">
      <style:graphic-properties draw:stroke="none" svg:stroke-color="#000000" draw:fill="none" draw:fill-color="#ffffff" fo:min-height="0.335cm" fo:min-width="0.273cm"/>
    </style:style>
    <style:style style:name="gr18" style:family="graphic" style:parent-style-name="standard">
      <style:graphic-properties draw:stroke="none" svg:stroke-color="#000000" draw:fill="none" draw:fill-color="#ffffff" fo:min-height="0.335cm" fo:min-width="0.451cm"/>
    </style:style>
    <style:style style:name="gr19" style:family="graphic" style:parent-style-name="standard">
      <style:graphic-properties draw:stroke="none" draw:fill-color="#ffcc99" draw:opacity="29%" draw:textarea-horizontal-align="justify" draw:textarea-vertical-align="middle" draw:auto-grow-height="false" fo:min-height="0.252cm" fo:min-width="2.4cm"/>
    </style:style>
    <style:style style:name="gr20" style:family="graphic" style:parent-style-name="objectwithoutfill">
      <style:graphic-properties svg:stroke-width="0.247cm" svg:stroke-color="#ffcc99" draw:marker-start-width="0.563cm" draw:marker-end-width="0.563cm" draw:fill="none" draw:textarea-vertical-align="middle" fo:padding-top="0.241cm" fo:padding-bottom="0.241cm" fo:padding-left="0.366cm" fo:padding-right="0.366cm"/>
    </style:style>
    <style:style style:name="gr21" style:family="graphic" style:parent-style-name="standard">
      <style:graphic-properties draw:stroke="none" svg:stroke-color="#000000" draw:fill="none" draw:fill-color="#ffffff" fo:min-height="0.357cm" fo:min-width="0.341cm"/>
    </style:style>
    <style:style style:name="gr22" style:family="graphic" style:parent-style-name="standard">
      <style:graphic-properties draw:stroke="none" draw:fill-color="#ffcc99" draw:opacity="100%" draw:textarea-horizontal-align="justify" draw:textarea-vertical-align="middle" draw:auto-grow-height="false" fo:min-height="0.359cm" fo:min-width="2.4cm"/>
    </style:style>
    <style:style style:name="gr23" style:family="graphic" style:parent-style-name="standard">
      <style:graphic-properties draw:stroke="none" svg:stroke-color="#000000" draw:fill="none" draw:fill-color="#ffffff" fo:min-height="0.276cm" fo:min-width="0.273cm"/>
    </style:style>
    <style:style style:name="gr24" style:family="graphic" style:parent-style-name="objectwithoutfill">
      <style:graphic-properties svg:stroke-width="0.035cm" svg:stroke-color="#80808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25" style:family="graphic" style:parent-style-name="objectwithoutfill">
      <style:graphic-properties svg:stroke-width="0.035cm" svg:stroke-color="#000000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26" style:family="graphic" style:parent-style-name="objectwithoutfill">
      <style:graphic-properties svg:stroke-width="0.028cm" svg:stroke-color="#000000" draw:marker-start-width="0.242cm" draw:marker-end="Symmetric_20_Arrow" draw:marker-end-width="0.115cm" draw:fill="none" draw:textarea-vertical-align="middle" fo:padding-top="0.014cm" fo:padding-bottom="0.014cm" fo:padding-left="0.014cm" fo:padding-right="0.014cm"/>
    </style:style>
    <style:style style:name="gr27" style:family="graphic" style:parent-style-name="standard">
      <style:graphic-properties draw:stroke="solid" draw:stroke-dash="Ultrafine_20_Dashed" svg:stroke-width="0.081cm" svg:stroke-color="#3589d6" draw:marker-start-width="0.321cm" draw:marker-end-width="0.321cm" draw:fill="solid" draw:fill-color="#ffffff" draw:opacity="100%" draw:textarea-horizontal-align="justify" draw:textarea-vertical-align="middle" draw:auto-grow-height="false" fo:min-height="0cm" fo:min-width="0.21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0.2cm" fo:min-width="0.722cm"/>
    </style:style>
    <style:style style:name="gr29" style:family="graphic" style:parent-style-name="standard">
      <style:graphic-properties svg:stroke-width="0.035cm" svg:stroke-color="#808080" draw:marker-start-width="0.252cm" draw:marker-end-width="0.252cm" draw:fill-color="#dcdcdc" draw:textarea-horizontal-align="justify" draw:textarea-vertical-align="middle" draw:auto-grow-height="false" fo:min-height="0.238cm" fo:min-width="0.438cm" fo:padding-top="0.017cm" fo:padding-bottom="0.017cm" fo:padding-left="0.017cm" fo:padding-right="0.017cm"/>
    </style:style>
    <style:style style:name="gr30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014cm" fo:padding-bottom="0.014cm" fo:padding-left="0.014cm" fo:padding-right="0.014cm"/>
    </style:style>
    <style:style style:name="gr31" style:family="graphic" style:parent-style-name="standard">
      <style:graphic-properties draw:stroke="solid" draw:stroke-dash="Ultrafine_20_Dashed" svg:stroke-width="0.081cm" svg:stroke-color="#f04e4d" draw:marker-start-width="0.321cm" draw:marker-end-width="0.321cm" draw:fill="solid" draw:fill-color="#ffffff" draw:opacity="100%" draw:textarea-horizontal-align="justify" draw:textarea-vertical-align="middle" draw:auto-grow-height="false" fo:min-height="0.079cm" fo:min-width="0.061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0.2cm" fo:min-width="0.379cm"/>
    </style:style>
    <style:style style:name="gr33" style:family="graphic" style:parent-style-name="standard">
      <style:graphic-properties draw:stroke="none" svg:stroke-color="#000000" draw:fill="none" draw:fill-color="#ffffff" fo:min-height="0.551cm" fo:min-width="0.545cm"/>
    </style:style>
    <style:style style:name="gr34" style:family="graphic" style:parent-style-name="standard">
      <style:graphic-properties draw:stroke="none" svg:stroke-color="#000000" draw:fill="none" draw:fill-color="#ffffff" fo:min-height="0.239cm" fo:min-width="0.523cm"/>
    </style:style>
    <style:style style:name="gr35" style:family="graphic" style:parent-style-name="standard">
      <style:graphic-properties draw:stroke="none" svg:stroke-color="#000000" draw:fill="none" draw:fill-color="#ffffff" fo:min-height="0.276cm" fo:min-width="1.213cm"/>
    </style:style>
    <style:style style:name="gr36" style:family="graphic" style:parent-style-name="standard">
      <style:graphic-properties draw:stroke="none" svg:stroke-color="#000000" draw:fill="none" draw:fill-color="#ffffff" fo:min-height="0.276cm" fo:min-width="0.709cm"/>
    </style:style>
    <style:style style:name="gr37" style:family="graphic" style:parent-style-name="standard">
      <style:graphic-properties draw:stroke="none" svg:stroke-color="#000000" draw:fill="none" draw:fill-color="#ffffff" fo:min-height="0.276cm" fo:min-width="0.33cm"/>
    </style:style>
    <style:style style:name="gr38" style:family="graphic" style:parent-style-name="standard">
      <style:graphic-properties draw:stroke="solid" svg:stroke-width="0.018cm" svg:stroke-color="#000000" draw:marker-start-width="0.227cm" draw:marker-end-width="0.227cm" draw:fill-color="#d4bde9" draw:textarea-horizontal-align="justify" draw:textarea-vertical-align="middle" draw:auto-grow-height="false" fo:min-height="0.196cm" fo:min-width="0cm" fo:padding-top="0.134cm" fo:padding-bottom="0.134cm" fo:padding-left="0.259cm" fo:padding-right="0.259cm"/>
    </style:style>
    <style:style style:name="gr39" style:family="graphic" style:parent-style-name="standard">
      <style:graphic-properties draw:stroke="none" draw:fill-color="#d3d3d3" draw:textarea-horizontal-align="justify" draw:textarea-vertical-align="middle" draw:auto-grow-height="false" fo:min-height="0.278cm" fo:min-width="0.089cm"/>
    </style:style>
    <style:style style:name="gr40" style:family="graphic" style:parent-style-name="objectwithoutfill">
      <style:graphic-properties draw:stroke="dash" draw:stroke-dash="Ultrafine_20_Dashed" svg:stroke-width="0.018cm" svg:stroke-color="#a9a9a9" draw:marker-start-width="0.227cm" draw:marker-end="Symmetric_20_Arrow" draw:marker-end-width="0.075cm" draw:fill="none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draw:stroke="none" svg:stroke-color="#000000" draw:fill="none" draw:fill-color="#ffffff" fo:min-height="0.276cm" fo:min-width="0.331cm"/>
    </style:style>
    <style:style style:name="gr42" style:family="graphic" style:parent-style-name="standard">
      <style:graphic-properties draw:stroke="none" svg:stroke-color="#000000" draw:fill="none" draw:fill-color="#ffffff" fo:min-height="0.276cm" fo:min-width="0.866cm"/>
    </style:style>
    <style:style style:name="gr43" style:family="graphic" style:parent-style-name="standard">
      <style:graphic-properties draw:stroke="none" svg:stroke-color="#000000" draw:fill="none" draw:fill-color="#ffffff" fo:min-height="0.276cm" fo:min-width="0.832cm"/>
    </style:style>
    <style:style style:name="gr44" style:family="graphic" style:parent-style-name="standard">
      <style:graphic-properties draw:stroke="none" svg:stroke-color="#000000" draw:fill="none" draw:fill-color="#ffffff" fo:min-height="0.319cm" fo:min-width="0.18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21.21cm" fo:min-width="8.9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12cm, 7.474cm, 5.22cm, 0cm)" draw:image-opacity="100%" style:mirror="none"/>
    </style:style>
    <style:style style:name="gr47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8" style:family="graphic" style:parent-style-name="standard">
      <style:graphic-properties draw:stroke="none" draw:fill-color="#b2b2b2" draw:textarea-horizontal-align="justify" draw:textarea-vertical-align="middle" draw:auto-grow-height="false" fo:min-height="0.144cm" fo:min-width="0.095cm"/>
    </style:style>
    <style:style style:name="gr49" style:family="graphic" style:parent-style-name="standard">
      <style:graphic-properties svg:stroke-width="0.018cm" svg:stroke-color="#9d65d0" draw:marker-start-width="0.227cm" draw:marker-end-width="0.227cm" draw:fill-color="#756bb1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draw:fill-color="#9d65d0" draw:textarea-horizontal-align="justify" draw:textarea-vertical-align="middle" draw:auto-grow-height="false" fo:min-height="0.052cm" fo:min-width="0.052cm"/>
    </style:style>
    <style:style style:name="gr51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.196cm" fo:min-width="0cm" fo:padding-top="0.134cm" fo:padding-bottom="0.134cm" fo:padding-left="0.259cm" fo:padding-right="0.259cm"/>
    </style:style>
    <style:style style:name="gr52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088cm"/>
    </style:style>
    <style:style style:name="gr53" style:family="graphic" style:parent-style-name="objectwithoutfill">
      <style:graphic-properties draw:stroke="dash" draw:stroke-dash="Ultrafine_20_Dashed" svg:stroke-width="0.018cm" svg:stroke-color="#808080" draw:marker-start-width="0.227cm" draw:marker-end="Symmetric_20_Arrow" draw:marker-end-width="0.1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draw:fill-color="#b2b2b2" draw:textarea-horizontal-align="justify" draw:textarea-vertical-align="middle" draw:auto-grow-height="false" fo:min-height="0.144cm" fo:min-width="0.097cm"/>
    </style:style>
    <style:style style:name="gr55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.195cm" fo:min-width="0cm" fo:padding-top="0.134cm" fo:padding-bottom="0.134cm" fo:padding-left="0.259cm" fo:padding-right="0.259cm"/>
    </style:style>
    <style:style style:name="gr56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089cm"/>
    </style:style>
    <style:style style:name="gr57" style:family="graphic" style:parent-style-name="objectwithoutfill">
      <style:graphic-properties draw:stroke="dash" draw:stroke-dash="Ultrafine_20_Dashed" svg:stroke-width="0.018cm" svg:stroke-color="#808080" draw:marker-start-width="0.227cm" draw:marker-end="Symmetric_20_Arrow" draw:marker-end-width="0.075cm" draw:fill="none" draw:textarea-vertical-align="middle" fo:padding-top="0.134cm" fo:padding-bottom="0.134cm" fo:padding-left="0.259cm" fo:padding-right="0.259cm"/>
    </style:style>
    <style:style style:name="gr58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gr59" style:family="graphic" style:parent-style-name="standard">
      <style:graphic-properties draw:stroke="none" svg:stroke-color="#000000" draw:fill="none" draw:fill-color="#ffffff" fo:min-height="0.276cm" fo:min-width="0.37cm"/>
    </style:style>
    <style:style style:name="gr60" style:family="graphic" style:parent-style-name="standard">
      <style:graphic-properties draw:stroke="none" svg:stroke-color="#000000" draw:fill="none" draw:fill-color="#ffffff" fo:min-height="0.391cm" fo:min-width="0.582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solid" draw:stroke-dash="Fine_20_Dashed" svg:stroke-width="0.018cm" svg:stroke-color="#c38312" draw:marker-start-width="0.227cm" draw:marker-end-width="0.227cm" draw:fill="none" draw:fill-color="#dddddd" draw:textarea-horizontal-align="justify" draw:textarea-vertical-align="middle" draw:auto-grow-height="false" fo:min-height="1.227cm" fo:min-width="0.814cm" fo:padding-top="0.134cm" fo:padding-bottom="0.134cm" fo:padding-left="0.259cm" fo:padding-right="0.259cm"/>
    </style:style>
    <style:style style:name="gr63" style:family="graphic" style:parent-style-name="objectwithoutfill">
      <style:graphic-properties svg:stroke-width="0.018cm" svg:stroke-color="#f04e4d" draw:marker-start="Symmetric_20_Arrow" draw:marker-start-width="0.102cm" draw:marker-end-width="0.227cm" draw:fill="none" draw:fill-color="#dddddd" draw:textarea-vertical-align="middle" fo:padding-top="0.134cm" fo:padding-bottom="0.134cm" fo:padding-left="0.259cm" fo:padding-right="0.259cm"/>
    </style:style>
    <style:style style:name="gr64" style:family="graphic" style:parent-style-name="standard">
      <style:graphic-properties svg:stroke-width="0.018cm" svg:stroke-color="#f04e4d" draw:marker-start-width="0.227cm" draw:marker-end-width="0.227cm" draw:fill-color="#dddddd" draw:textarea-horizontal-align="justify" draw:textarea-vertical-align="middle" draw:auto-grow-height="false" fo:min-height="0.291cm" fo:min-width="0.04cm" fo:padding-top="0.134cm" fo:padding-bottom="0.134cm" fo:padding-left="0.259cm" fo:padding-right="0.259cm"/>
    </style:style>
    <style:style style:name="gr65" style:family="graphic" style:parent-style-name="standard">
      <style:graphic-properties draw:stroke="none" svg:stroke-color="#000000" draw:fill="none" draw:fill-color="#ffffff" draw:auto-grow-width="true" fo:min-height="0.335cm" fo:min-width="0.688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auto-grow-width="true" fo:min-height="0.335cm" fo:min-width="0.599cm" fo:padding-top="0cm" fo:padding-bottom="0cm" fo:padding-left="0cm" fo:padding-right="0cm"/>
    </style:style>
    <style:style style:name="gr67" style:family="graphic" style:parent-style-name="objectwithoutfill">
      <style:graphic-properties draw:stroke="solid" svg:stroke-width="0.018cm" svg:stroke-color="#729fcf" draw:marker-start="Square" draw:marker-start-width="0.061cm" draw:marker-end-width="0.227cm" draw:fill="none" draw:fill-color="#dddddd" draw:textarea-vertical-align="middle" fo:padding-top="0.134cm" fo:padding-bottom="0.134cm" fo:padding-left="0.259cm" fo:padding-right="0.259cm"/>
    </style:style>
    <style:style style:name="gr68" style:family="graphic" style:parent-style-name="standard">
      <style:graphic-properties svg:stroke-width="0.018cm" svg:stroke-color="#000000" draw:marker-start-width="0.227cm" draw:marker-end-width="0.227cm" draw:fill-color="#d95f02" draw:textarea-horizontal-align="justify" draw:textarea-vertical-align="middle" draw:auto-grow-height="false" fo:min-height="0.072cm" fo:min-width="0.061cm" fo:padding-top="0.009cm" fo:padding-bottom="0.009cm" fo:padding-left="0.009cm" fo:padding-right="0.009cm"/>
    </style:style>
    <style:style style:name="gr69" style:family="graphic" style:parent-style-name="objectwithoutfill">
      <style:graphic-properties draw:stroke="dash" draw:stroke-dash="Long_20_Dot" svg:stroke-width="0.028cm" svg:stroke-color="#c3831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0" style:family="graphic" style:parent-style-name="standard">
      <style:graphic-properties draw:stroke="none" svg:stroke-color="#000000" draw:fill="none" draw:fill-color="#ffffff" draw:auto-grow-width="true" fo:min-height="0.335cm" fo:min-width="0.836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ff" fo:min-height="0.319cm" fo:min-width="0.256cm"/>
    </style:style>
    <style:style style:name="gr72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009cm" fo:padding-bottom="0.009cm" fo:padding-left="0.009cm" fo:padding-right="0.009cm"/>
    </style:style>
    <style:style style:name="gr73" style:family="graphic" style:parent-style-name="standard">
      <style:graphic-properties draw:stroke="none" svg:stroke-color="#000000" draw:fill="none" draw:fill-color="#ffffff" fo:min-height="0.551cm" fo:min-width="2.716cm"/>
    </style:style>
    <style:style style:name="gr74" style:family="graphic" style:parent-style-name="standard">
      <style:graphic-properties svg:stroke-width="0.035cm" svg:stroke-color="#808080" draw:marker-start-width="0.252cm" draw:marker-end-width="0.252cm" draw:fill-color="#dcdcdc" draw:textarea-horizontal-align="justify" draw:textarea-vertical-align="middle" draw:auto-grow-height="false" fo:min-height="0.238cm" fo:min-width="0.638cm" fo:padding-top="0.017cm" fo:padding-bottom="0.017cm" fo:padding-left="0.017cm" fo:padding-right="0.017cm"/>
    </style:style>
    <style:style style:name="gr75" style:family="graphic" style:parent-style-name="standard">
      <style:graphic-properties draw:stroke="none" svg:stroke-width="0.044cm" draw:stroke-linejoin="miter" draw:fill="solid" draw:fill-color="#ffffff"/>
    </style:style>
    <style:style style:name="gr76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5pt" style:font-size-asian="12pt" style:font-size-complex="12pt"/>
    </style:style>
    <style:style style:name="P4" style:family="paragraph">
      <loext:graphic-properties draw:fill-color="#ffd700"/>
      <style:paragraph-properties fo:text-align="center"/>
      <style:text-properties style:font-name="Arial" fo:font-size="5pt"/>
    </style:style>
    <style:style style:name="P5" style:family="paragraph">
      <loext:graphic-properties draw:fill-color="#000000"/>
      <style:paragraph-properties fo:text-align="center"/>
      <style:text-properties style:font-name="Arial" fo:font-size="5pt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b2b2b2" draw:opacity="50%"/>
      <style:paragraph-properties fo:text-align="center"/>
    </style:style>
    <style:style style:name="P9" style:family="paragraph">
      <loext:graphic-properties draw:fill="none" draw:fill-color="#ddddd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" fo:font-size="5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5pt" style:font-size-asian="5pt" style:font-size-complex="5pt"/>
    </style:style>
    <style:style style:name="P13" style:family="paragraph">
      <loext:graphic-properties draw:fill-color="#ffcc99" draw:opacity="29%"/>
      <style:paragraph-properties fo:text-align="center"/>
    </style:style>
    <style:style style:name="P14" style:family="paragraph">
      <loext:graphic-properties draw:fill-color="#ffcc99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Arial" fo:font-size="5pt" fo:font-weight="normal" style:font-size-asian="5pt" style:font-weight-asian="normal" style:font-size-complex="5pt" style:font-weight-complex="normal"/>
    </style:style>
    <style:style style:name="P17" style:family="paragraph">
      <loext:graphic-properties draw:fill-color="#dcdcdc"/>
      <style:paragraph-properties fo:text-align="center"/>
      <style:text-properties style:font-name="Arial" fo:font-size="5pt" style:font-size-asian="5pt" style:font-size-complex="5pt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6pt" style:font-size-asian="6pt" style:font-size-complex="6pt"/>
    </style:style>
    <style:style style:name="P19" style:family="paragraph">
      <loext:graphic-properties draw:fill="none"/>
      <style:paragraph-properties fo:text-align="center"/>
      <style:text-properties style:font-name="Arial" fo:font-size="5pt"/>
    </style:style>
    <style:style style:name="P20" style:family="paragraph">
      <loext:graphic-properties draw:fill-color="#d4bde9"/>
      <style:paragraph-properties fo:text-align="center"/>
      <style:text-properties style:font-name="Arial" fo:font-size="5pt"/>
    </style:style>
    <style:style style:name="P21" style:family="paragraph">
      <loext:graphic-properties draw:fill-color="#d3d3d3"/>
      <style:paragraph-properties fo:text-align="center"/>
      <style:text-properties style:font-name="Arial" fo:font-size="5pt"/>
    </style:style>
    <style:style style:name="P22" style:family="paragraph">
      <loext:graphic-properties draw:fill="none" draw:fill-color="#ffffff"/>
      <style:paragraph-properties style:writing-mode="lr-tb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>
      <loext:graphic-properties draw:fill-color="#9d65d0"/>
      <style:paragraph-properties fo:text-align="center"/>
      <style:text-properties style:font-name="Arial" fo:font-size="5pt"/>
    </style:style>
    <style:style style:name="P24" style:family="paragraph">
      <loext:graphic-properties draw:fill-color="#b2b2b2"/>
      <style:paragraph-properties fo:text-align="center"/>
      <style:text-properties style:font-name="Arial" fo:font-size="5pt"/>
    </style:style>
    <style:style style:name="P25" style:family="paragraph">
      <loext:graphic-properties draw:fill-color="#756bb1"/>
      <style:paragraph-properties fo:text-align="center"/>
      <style:text-properties style:font-name="Arial" fo:font-size="5pt"/>
    </style:style>
    <style:style style:name="P26" style:family="paragraph">
      <loext:graphic-properties draw:fill="none"/>
      <style:paragraph-properties fo:text-align="center"/>
      <style:text-properties fo:color="#df65b0"/>
    </style:style>
    <style:style style:name="P27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Arial" fo:font-size="5pt" style:font-size-asian="5pt" style:font-size-complex="5pt"/>
    </style:style>
    <style:style style:name="P30" style:family="paragraph">
      <loext:graphic-properties draw:fill-color="#d95f02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Arial" fo:font-size="5pt" style:font-size-asian="18pt" style:font-size-complex="18pt"/>
    </style:style>
    <style:style style:name="P32" style:family="paragraph">
      <loext:graphic-properties draw:fill="solid" draw:fill-color="#ffffff"/>
    </style:style>
    <style:style style:name="P33" style:family="paragraph">
      <loext:graphic-properties draw:fill="solid" draw:fill-color="#000000"/>
    </style:style>
    <style:style style:name="T1" style:family="text">
      <style:text-properties style:font-name="Arial" fo:font-size="7pt" style:font-size-asian="14pt" style:font-size-complex="14pt"/>
    </style:style>
    <style:style style:name="T2" style:family="text">
      <style:text-properties style:font-name="Arial" fo:font-size="7pt" style:font-size-asian="7pt" style:font-size-complex="7pt"/>
    </style:style>
    <style:style style:name="T3" style:family="text">
      <style:text-properties style:text-position="-33% 58%" style:font-name="Arial" fo:font-size="7pt" style:font-size-asian="7pt" style:font-size-complex="7pt"/>
    </style:style>
    <style:style style:name="T4" style:family="text">
      <style:text-properties style:text-position="0% 100%" style:font-name="Arial" fo:font-size="7pt" style:font-size-asian="7pt" style:font-size-complex="7pt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text-position="-33% 58%" style:font-name="Arial" fo:font-size="7pt" style:font-size-asian="14pt" style:font-size-complex="14pt"/>
    </style:style>
    <style:style style:name="T7" style:family="text">
      <style:text-properties style:text-position="33% 58%" style:font-name="Arial" fo:font-size="7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Arial" fo:font-size="5pt" fo:font-weight="normal" style:font-size-asian="5pt" style:font-weight-asian="normal" style:font-size-complex="5pt" style:font-weight-complex="normal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6pt" style:font-size-asian="6pt" style:font-size-complex="6pt"/>
    </style:style>
    <style:style style:name="T11" style:family="text">
      <style:text-properties style:text-position="0% 100%" style:font-name="Arial" fo:font-size="7pt" style:font-size-asian="14pt" style:font-size-complex="14pt"/>
    </style:style>
    <style:style style:name="T1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text-position="0% 100%" style:font-name="Arial" fo:font-size="7pt" style:font-size-asian="7pt" style:font-size-complex="7pt"/>
    </style:style>
    <style:style style:name="T14" style:family="text">
      <style:text-properties fo:color="#000000" style:text-position="-33% 58%" style:font-name="Arial" fo:font-size="7pt" style:font-size-asian="7pt" style:font-size-complex="7pt"/>
    </style:style>
    <style:style style:name="T15" style:family="text">
      <style:text-properties style:text-position="0% 100%" style:font-name="Arial" fo:font-size="7pt" style:font-size-asian="22pt" style:font-size-complex="22pt"/>
    </style:style>
    <style:style style:name="T16" style:family="text">
      <style:text-properties style:text-position="-33% 58%" style:font-name="Aria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9.998cm" svg:x="1.508cm" svg:y="2.261cm">
          <draw:image xlink:href="Pictures/100002010000041B0000049D119CA05CCC9CB07B.png" xlink:type="simple" xlink:show="embed" xlink:actuate="onLoad">
            <text:p/>
          </draw:image>
        </draw:frame>
        <draw:frame draw:style-name="gr2" draw:text-style-name="P1" draw:layer="layout" svg:width="8.75cm" svg:height="10.682cm" svg:x="1.6cm" svg:y="12.517cm">
          <draw:image xlink:href="Pictures/100002010000041B00000513705F000E2572E5A1.png" xlink:type="simple" xlink:show="embed" xlink:actuate="onLoad">
            <text:p/>
          </draw:image>
        </draw:frame>
        <draw:g>
          <draw:custom-shape draw:style-name="gr3" draw:text-style-name="P2" draw:layer="layout" svg:width="1.2cm" svg:height="0.3cm" svg:x="2.655cm" svg:y="3.4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3" draw:layer="layout" svg:width="0.658cm" svg:height="0.276cm" svg:x="1.917cm" svg:y="3.32cm">
            <draw:text-box>
              <text:p><text:span text:style-name="T1">Bzzzz</text:span></text:p>
            </draw:text-box>
          </draw:frame>
          <draw:custom-shape draw:style-name="gr5" draw:text-style-name="P4" draw:layer="layout" svg:width="0.226cm" svg:height="0.225cm" svg:x="2.132cm" svg:y="3.8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frame draw:style-name="gr6" draw:text-style-name="P3" draw:layer="layout" svg:width="0.396cm" svg:height="0.276cm" svg:x="3.925cm" svg:y="3.32cm">
            <draw:text-box>
              <text:p><text:span text:style-name="T1">Zzz</text:span></text:p>
            </draw:text-box>
          </draw:frame>
          <draw:custom-shape draw:style-name="gr7" draw:text-style-name="P5" draw:layer="layout" svg:width="0.226cm" svg:height="0.225cm" svg:x="4.009cm" svg:y="3.8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g>
            <draw:g>
              <draw:g>
                <draw:g>
                  <draw:custom-shape draw:style-name="gr8" draw:text-style-name="P6" draw:layer="layout" svg:width="0.109cm" svg:height="0.11cm" svg:x="3.005cm" svg:y="3.3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6" draw:layer="layout" svg:width="0.109cm" svg:height="0.11cm" svg:x="3.155cm" svg:y="3.3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9" draw:text-style-name="P7" draw:layer="layout" svg:width="0.195cm" svg:height="0.194cm" svg:x="3.037cm" svg:y="3.31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7" draw:layer="layout" svg:width="0.181cm" svg:height="0.144cm" svg:x="3.045cm" svg:y="3.527cm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1" draw:text-style-name="P7" draw:layer="layout" svg:width="0.185cm" svg:height="0.177cm" svg:x="3.042cm" svg:y="3.3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2" draw:text-style-name="P7" draw:layer="layout" svg:width="0.245cm" svg:height="0.55cm" svg:x="3.012cm" svg:y="3.5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" draw:text-style-name="P8" draw:layer="layout" svg:width="0.259cm" svg:height="0.751cm" draw:transform="rotate (-0.261799387799149) translate (2.933cm 3.51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8" draw:layer="layout" svg:width="0.259cm" svg:height="0.749cm" draw:transform="skewX (0.00663225115757849) rotate (-0.261799387799149) translate (3.28cm 3.481cm)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g>
                  <draw:g>
                    <draw:line draw:style-name="gr15" draw:text-style-name="P9" draw:layer="layout" svg:x1="2.982cm" svg:y1="3.339cm" svg:x2="3.04cm" svg:y2="3.454cm">
                      <text:p/>
                    </draw:line>
                    <draw:line draw:style-name="gr15" draw:text-style-name="P9" draw:layer="layout" svg:x1="2.867cm" svg:y1="3.252cm" svg:x2="2.982cm" svg:y2="3.339cm">
                      <text:p/>
                    </draw:line>
                  </draw:g>
                  <draw:g>
                    <draw:line draw:style-name="gr15" draw:text-style-name="P9" draw:layer="layout" svg:x1="2.94cm" svg:y1="3.655cm" svg:x2="3.05cm" svg:y2="3.525cm">
                      <text:p/>
                    </draw:line>
                    <draw:line draw:style-name="gr15" draw:text-style-name="P9" draw:layer="layout" svg:x1="2.797cm" svg:y1="3.657cm" svg:x2="2.942cm" svg:y2="3.657cm">
                      <text:p/>
                    </draw:line>
                  </draw:g>
                </draw:g>
                <draw:g>
                  <draw:line draw:style-name="gr15" draw:text-style-name="P9" draw:layer="layout" svg:x1="3.027cm" svg:y1="3.685cm" svg:x2="2.94cm" svg:y2="4.09cm">
                    <text:p/>
                  </draw:line>
                  <draw:line draw:style-name="gr15" draw:text-style-name="P9" draw:layer="layout" svg:x1="2.942cm" svg:y1="4.089cm" svg:x2="2.797cm" svg:y2="4.204cm">
                    <text:p/>
                  </draw:line>
                </draw:g>
              </draw:g>
              <draw:g>
                <draw:g>
                  <draw:g>
                    <draw:line draw:style-name="gr15" draw:text-style-name="P9" draw:layer="layout" svg:x1="3.229cm" svg:y1="3.454cm" svg:x2="3.287cm" svg:y2="3.339cm">
                      <text:p/>
                    </draw:line>
                    <draw:line draw:style-name="gr15" draw:text-style-name="P9" draw:layer="layout" svg:x1="3.287cm" svg:y1="3.339cm" svg:x2="3.402cm" svg:y2="3.252cm">
                      <text:p/>
                    </draw:line>
                  </draw:g>
                  <draw:g>
                    <draw:line draw:style-name="gr15" draw:text-style-name="P9" draw:layer="layout" svg:x1="3.221cm" svg:y1="3.525cm" svg:x2="3.331cm" svg:y2="3.655cm">
                      <text:p/>
                    </draw:line>
                    <draw:line draw:style-name="gr15" draw:text-style-name="P9" draw:layer="layout" svg:x1="3.328cm" svg:y1="3.657cm" svg:x2="3.473cm" svg:y2="3.657cm">
                      <text:p/>
                    </draw:line>
                  </draw:g>
                </draw:g>
                <draw:g>
                  <draw:line draw:style-name="gr15" draw:text-style-name="P9" draw:layer="layout" svg:x1="3.239cm" svg:y1="3.685cm" svg:x2="3.326cm" svg:y2="4.09cm">
                    <text:p/>
                  </draw:line>
                  <draw:line draw:style-name="gr15" draw:text-style-name="P9" draw:layer="layout" svg:x1="3.469cm" svg:y1="4.204cm" svg:x2="3.324cm" svg:y2="4.089cm">
                    <text:p/>
                  </draw:line>
                </draw:g>
              </draw:g>
            </draw:g>
            <draw:g>
              <draw:line draw:style-name="gr15" draw:text-style-name="P9" draw:layer="layout" svg:x1="3.162cm" svg:y1="3.318cm" svg:x2="3.192cm" svg:y2="3.26cm">
                <text:p/>
              </draw:line>
              <draw:line draw:style-name="gr15" draw:text-style-name="P9" draw:layer="layout" svg:x1="3.078cm" svg:y1="3.26cm" svg:x2="3.108cm" svg:y2="3.318cm">
                <text:p/>
              </draw:line>
            </draw:g>
          </draw:g>
        </draw:g>
        <draw:frame draw:style-name="gr16" draw:text-style-name="P11" draw:layer="layout" svg:width="2.661cm" svg:height="0.399cm" svg:x="1.789cm" svg:y="4.367cm">
          <draw:text-box>
            <text:p text:style-name="P10"><text:span text:style-name="T1">dorsal </text:span><text:span text:style-name="T1">Fan-</text:span><text:span text:style-name="T1">shaped </text:span><text:span text:style-name="T1">body</text:span></text:p>
          </draw:text-box>
        </draw:frame>
        <draw:g>
          <draw:frame draw:style-name="gr17" draw:text-style-name="P12" xml:id="id3" draw:id="id3" draw:layer="layout" svg:width="0.273cm" svg:height="0.335cm" svg:x="2.359cm" svg:y="11.66cm">
            <draw:text-box>
              <text:p><text:span text:style-name="T2">O</text:span><text:span text:style-name="T3">2</text:span></text:p>
            </draw:text-box>
          </draw:frame>
          <draw:frame draw:style-name="gr18" draw:text-style-name="P12" xml:id="id4" draw:id="id4" draw:layer="layout" svg:width="0.451cm" svg:height="0.335cm" svg:x="3.417cm" svg:y="11.66cm">
            <draw:text-box>
              <text:p><text:span text:style-name="T2">H</text:span><text:span text:style-name="T3">2</text:span><text:span text:style-name="T4">O</text:span></text:p>
            </draw:text-box>
          </draw:frame>
        </draw:g>
        <draw:custom-shape draw:style-name="gr19" draw:text-style-name="P13" draw:layer="layout" svg:width="2.4cm" svg:height="0.252cm" svg:x="1.8cm" svg:y="10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1.8cm" svg:y1="10.733cm" svg:x2="4.2cm" svg:y2="10.733cm">
          <text:p/>
        </draw:line>
        <draw:frame draw:style-name="gr21" draw:text-style-name="P12" draw:layer="layout" svg:width="0.341cm" svg:height="0.357cm" svg:x="3.599cm" svg:y="9.05cm">
          <draw:text-box>
            <text:p><text:span text:style-name="T5">h</text:span></text:p>
          </draw:text-box>
        </draw:frame>
        <draw:custom-shape draw:style-name="gr22" draw:text-style-name="P14" draw:layer="layout" svg:width="2.4cm" svg:height="0.359cm" svg:x="1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xml:id="id1" draw:id="id1" draw:layer="layout" svg:width="0.273cm" svg:height="0.335cm" svg:x="2.282cm" svg:y="10.17cm">
          <draw:text-box>
            <text:p><text:span text:style-name="T1">O</text:span><text:span text:style-name="T6">2</text:span></text:p>
          </draw:text-box>
        </draw:frame>
        <draw:frame draw:style-name="gr23" draw:text-style-name="P3" xml:id="id2" draw:id="id2" draw:layer="layout" svg:width="0.273cm" svg:height="0.276cm" svg:x="3.428cm" svg:y="10.199cm">
          <draw:text-box>
            <text:p><text:span text:style-name="T1">O</text:span><text:span text:style-name="T7">_</text:span></text:p>
          </draw:text-box>
        </draw:frame>
        <draw:line draw:style-name="gr24" draw:text-style-name="P1" draw:layer="layout" svg:x1="1.744cm" svg:y1="9.652cm" svg:x2="4.209cm" svg:y2="9.652cm">
          <text:p/>
        </draw:line>
        <draw:connector draw:style-name="gr25" draw:text-style-name="P1" draw:layer="layout" draw:type="curve" draw:line-skew="0.287cm" svg:x1="2.418cm" svg:y1="10.17cm" svg:x2="3.564cm" svg:y2="10.199cm" draw:start-shape="id1" draw:start-glue-point="0" draw:end-shape="id2" svg:d="M2418 10170c0-319 1146-334 1146 29" svg:viewBox="0 0 1147 271">
          <text:p/>
        </draw:connector>
        <draw:connector draw:style-name="gr26" draw:text-style-name="P1" draw:layer="layout" draw:type="curve" draw:line-skew="0.263cm" svg:x1="2.495cm" svg:y1="11.66cm" svg:x2="3.642cm" svg:y2="11.66cm" draw:start-shape="id3" draw:start-glue-point="0" draw:end-shape="id4" draw:end-glue-point="0" svg:d="M2495 11660c0-355 1147-355 1147 0" svg:viewBox="0 0 1148 267">
          <text:p/>
        </draw:connector>
        <draw:custom-shape draw:style-name="gr27" draw:text-style-name="P15" draw:layer="layout" svg:width="0.824cm" svg:height="0.353cm" svg:x="2.576cm" svg:y="9.6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6" draw:layer="layout" svg:width="0.722cm" svg:height="0.2cm" svg:x="2.639cm" svg:y="9.723cm">
          <draw:text-box>
            <text:p><text:span text:style-name="T8">m</text:span><text:span text:style-name="T8">ini</text:span><text:span text:style-name="T8">S</text:span><text:span text:style-name="T8">O</text:span><text:span text:style-name="T8">G</text:span></text:p>
          </draw:text-box>
        </draw:frame>
        <draw:custom-shape draw:style-name="gr29" draw:text-style-name="P17" draw:layer="layout" svg:width="0.5cm" svg:height="0.3cm" svg:x="3.6cm" svg:y="11.048cm">
          <text:p text:style-name="P10"><text:span text:style-name="T9">C</text:span><text:span text:style-name="T9">o</text:span><text:span text:style-name="T9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line" svg:x1="2.556cm" svg:y1="11.198cm" svg:x2="3.627cm" svg:y2="11.182cm" svg:d="M2556 11198l1071-16" svg:viewBox="0 0 1072 17">
          <text:p/>
        </draw:connector>
        <draw:custom-shape draw:style-name="gr31" draw:text-style-name="P15" draw:layer="layout" svg:width="0.633cm" svg:height="0.401cm" svg:x="2.747cm" svg:y="11.0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6" draw:layer="layout" svg:width="0.379cm" svg:height="0.2cm" svg:x="2.874cm" svg:y="11.154cm">
          <draw:text-box>
            <text:p><text:span text:style-name="T8">A</text:span><text:span text:style-name="T8">O</text:span><text:span text:style-name="T8">X</text:span></text:p>
          </draw:text-box>
        </draw:frame>
        <draw:frame draw:style-name="gr33" draw:text-style-name="P18" draw:layer="layout" svg:width="0.545cm" svg:height="0.551cm" svg:x="1.855cm" svg:y="9.368cm">
          <draw:text-box>
            <text:p><text:span text:style-name="T2">d</text:span><text:span text:style-name="T2">f</text:span><text:span text:style-name="T2">b</text:span></text:p>
          </draw:text-box>
        </draw:frame>
        <draw:frame draw:style-name="gr34" draw:text-style-name="P12" draw:layer="layout" svg:width="0.523cm" svg:height="0.239cm" svg:x="1.855cm" svg:y="10.628cm">
          <draw:text-box>
            <text:p><text:span text:style-name="T10">M</text:span><text:span text:style-name="T10">O</text:span><text:span text:style-name="T10">M</text:span></text:p>
          </draw:text-box>
        </draw:frame>
        <draw:line draw:style-name="gr24" draw:text-style-name="P19" draw:layer="layout" svg:x1="4.822cm" svg:y1="3.318cm" svg:x2="7.068cm" svg:y2="3.318cm">
          <text:p/>
        </draw:line>
        <draw:frame draw:style-name="gr35" draw:text-style-name="P11" draw:layer="layout" svg:width="1.213cm" svg:height="0.276cm" svg:x="6.209cm" svg:y="2.466cm">
          <draw:text-box>
            <text:p text:style-name="P10"><text:span text:style-name="T1">N</text:span><text:span text:style-name="T1">o</text:span><text:span text:style-name="T1">n </text:span><text:span text:style-name="T1">A</text:span><text:span text:style-name="T1">-</text:span><text:span text:style-name="T1">t</text:span><text:span text:style-name="T1">y</text:span><text:span text:style-name="T1">p</text:span><text:span text:style-name="T1">e</text:span></text:p>
          </draw:text-box>
        </draw:frame>
        <draw:frame draw:style-name="gr36" draw:text-style-name="P11" draw:layer="layout" svg:width="0.709cm" svg:height="0.276cm" svg:x="5.247cm" svg:y="2.467cm">
          <draw:text-box>
            <text:p text:style-name="P10"><text:span text:style-name="T1">A</text:span><text:span text:style-name="T1">-</text:span><text:span text:style-name="T1">t</text:span><text:span text:style-name="T1">y</text:span><text:span text:style-name="T1">p</text:span><text:span text:style-name="T1">e</text:span></text:p>
          </draw:text-box>
        </draw:frame>
        <draw:frame draw:style-name="gr37" draw:text-style-name="P11" draw:layer="layout" svg:width="0.33cm" svg:height="0.276cm" svg:x="5.474cm" svg:y="3.76cm">
          <draw:text-box>
            <text:p text:style-name="P10"><text:span text:style-name="T1">H</text:span><text:span text:style-name="T1">k</text:span></text:p>
          </draw:text-box>
        </draw:frame>
        <draw:frame draw:style-name="gr37" draw:text-style-name="P11" draw:layer="layout" svg:width="0.33cm" svg:height="0.276cm" svg:x="5.474cm" svg:y="3.356cm">
          <draw:text-box>
            <text:p text:style-name="P10"><text:span text:style-name="T1">S</text:span><text:span text:style-name="T1">h</text:span></text:p>
          </draw:text-box>
        </draw:frame>
        <draw:g>
          <draw:custom-shape draw:style-name="gr38" draw:text-style-name="P20" draw:layer="layout" svg:width="0.375cm" svg:height="0.5cm" svg:x="6.628cm" svg:y="3.2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1" draw:layer="layout" svg:width="0.157cm" svg:height="0.496cm" draw:transform="rotate (-3.14159265358979) translate (6.892cm 3.75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0" draw:text-style-name="P19" draw:layer="layout" svg:x1="6.813cm" svg:y1="3.9cm" svg:x2="6.813cm" svg:y2="3.081cm">
            <text:p/>
          </draw:line>
        </draw:g>
        <draw:frame draw:style-name="gr37" draw:text-style-name="P11" draw:layer="layout" svg:width="0.33cm" svg:height="0.276cm" svg:x="5.028cm" svg:y="2.795cm">
          <draw:text-box>
            <text:p text:style-name="P10"><text:span text:style-name="T1">K</text:span><text:span text:style-name="T11">+</text:span></text:p>
          </draw:text-box>
        </draw:frame>
        <draw:frame draw:style-name="gr37" draw:text-style-name="P11" draw:layer="layout" svg:width="0.33cm" svg:height="0.276cm" svg:x="5.922cm" svg:y="2.796cm">
          <draw:text-box>
            <text:p text:style-name="P10"><text:span text:style-name="T1">K</text:span><text:span text:style-name="T11">+</text:span></text:p>
          </draw:text-box>
        </draw:frame>
        <draw:frame draw:style-name="gr41" draw:text-style-name="P11" draw:layer="layout" svg:width="0.331cm" svg:height="0.276cm" svg:x="6.65cm" svg:y="2.797cm">
          <draw:text-box>
            <text:p text:style-name="P10"><text:span text:style-name="T1">K</text:span><text:span text:style-name="T11">+</text:span></text:p>
          </draw:text-box>
        </draw:frame>
        <draw:custom-shape draw:style-name="gr5" draw:text-style-name="P4" draw:layer="layout" svg:width="0.226cm" svg:height="0.225cm" svg:x="4.975cm" svg:y="4.65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2" draw:text-style-name="P3" draw:layer="layout" svg:width="0.866cm" svg:height="0.276cm" svg:x="4.655cm" svg:y="4.338cm">
          <draw:text-box>
            <text:p><text:span text:style-name="T1">N</text:span><text:span text:style-name="T1">A</text:span><text:span text:style-name="T1">D</text:span><text:span text:style-name="T1">P</text:span><text:span text:style-name="T1">H</text:span></text:p>
          </draw:text-box>
        </draw:frame>
        <draw:custom-shape draw:style-name="gr7" draw:text-style-name="P5" draw:layer="layout" svg:width="0.226cm" svg:height="0.225cm" svg:x="5.989cm" svg:y="4.65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3" draw:text-style-name="P3" draw:layer="layout" svg:width="0.832cm" svg:height="0.276cm" svg:x="5.887cm" svg:y="4.338cm">
          <draw:text-box>
            <text:p><text:span text:style-name="T1">N</text:span><text:span text:style-name="T1">A</text:span><text:span text:style-name="T1">D</text:span><text:span text:style-name="T1">P</text:span><text:span text:style-name="T1">+</text:span></text:p>
          </draw:text-box>
        </draw:frame>
        <draw:frame draw:style-name="gr44" draw:text-style-name="P22" draw:layer="layout" svg:width="0.231cm" svg:height="0.357cm" svg:x="3.303cm" svg:y="12.304cm">
          <draw:text-box>
            <text:p><text:span text:style-name="T12">H</text:span></text:p>
          </draw:text-box>
        </draw:frame>
        <draw:custom-shape draw:style-name="gr45" draw:text-style-name="P1" draw:layer="layout" svg:width="8.9cm" svg:height="21.21cm" svg:x="1.41cm" svg:y="2cm">
          <text:p/>
          <draw:enhanced-geometry svg:viewBox="0 0 21600 21600" draw:type="rectangle" draw:enhanced-path="M 0 0 L 21600 0 21600 21600 0 21600 0 0 Z N"/>
        </draw:custom-shape>
        <draw:frame draw:style-name="gr46" draw:text-style-name="P1" draw:layer="layout" svg:width="0.901cm" svg:height="0.583cm" draw:transform="rotate (-2.69042504194926) translate (3.672cm 9.615cm)">
          <draw:image xlink:href="Pictures/1000168D0000520800007404EADD49A1D0BA3E14.svg" xlink:type="simple" xlink:show="embed" xlink:actuate="onLoad">
            <text:p/>
          </draw:image>
          <draw:image xlink:href="Pictures/10000201000002530000034998D96EE24A33059B.png" xlink:type="simple" xlink:show="embed" xlink:actuate="onLoad"/>
        </draw:frame>
        <draw:g>
          <draw:custom-shape draw:style-name="gr47" draw:text-style-name="P23" xml:id="id6" draw:id="id6" draw:layer="layout" svg:width="0.329cm" svg:height="0.146cm" svg:x="5.036cm" svg:y="3.868cm">
            <draw:glue-point draw:id="4" svg:x="3.617cm" svg:y="5.342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4" draw:layer="layout" svg:width="0.095cm" svg:height="0.144cm" svg:x="5.149cm" svg:y="3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49" draw:text-style-name="P25" draw:layer="layout" svg:width="0.234cm" svg:height="0.254cm" draw:transform="rotate (-0.467224640758882) translate (5.123cm 3.869cm)" draw:kind="arc" draw:start-angle="182.25" draw:end-angle="271.83">
            <text:p/>
          </draw:ellipse>
          <draw:custom-shape draw:style-name="gr50" draw:text-style-name="P23" xml:id="id5" draw:id="id5" draw:layer="layout" svg:width="0.072cm" svg:height="0.072cm" draw:transform="rotate (-0.467224640758882) translate (5.101cm 4.1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3" draw:layer="layout" svg:width="0.376cm" svg:height="0.5cm" svg:x="5.005cm" svg:y="3.2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4" draw:layer="layout" svg:width="0.156cm" svg:height="0.496cm" draw:transform="rotate (-3.14159265358979) translate (5.271cm 3.75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49" draw:text-style-name="P25" draw:layer="layout" svg:width="0.234cm" svg:height="0.255cm" draw:transform="skewX (-0.00383972435438753) rotate (-0.220086018676486) translate (5.06cm 3.599cm)" draw:kind="arc" draw:start-angle="182.25" draw:end-angle="271.83">
            <text:p/>
          </draw:ellipse>
          <draw:ellipse draw:style-name="gr49" draw:text-style-name="P25" draw:layer="layout" svg:width="0.235cm" svg:height="0.254cm" draw:transform="skewX (-0.00401425727958696) rotate (0.219213354050488) translate (5.103cm 3.65cm)" draw:kind="arc" draw:start-angle="268.17" draw:end-angle="357.74">
            <text:p/>
          </draw:ellipse>
          <draw:line draw:style-name="gr53" draw:text-style-name="P19" draw:layer="layout" svg:x1="5.196cm" svg:y1="3.92cm" svg:x2="5.196cm" svg:y2="3.08cm">
            <text:p/>
          </draw:line>
          <draw:connector draw:style-name="gr30" draw:text-style-name="P1" draw:layer="layout" draw:type="curve" svg:x1="5.15cm" svg:y1="4.18cm" svg:x2="5.318cm" svg:y2="4.014cm" draw:start-shape="id5" draw:start-glue-point="10" draw:end-shape="id6" draw:end-glue-point="4" svg:d="M5150 4180c112 0 168-55 168-166" svg:viewBox="0 0 169 167">
            <text:p/>
          </draw:connector>
        </draw:g>
        <draw:g>
          <draw:custom-shape draw:style-name="gr47" draw:text-style-name="P23" xml:id="id8" draw:id="id8" draw:layer="layout" svg:width="0.328cm" svg:height="0.145cm" svg:x="5.928cm" svg:y="3.87cm">
            <draw:glue-point draw:id="4" svg:x="3.871cm" svg:y="5.03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24" draw:layer="layout" svg:width="0.097cm" svg:height="0.144cm" svg:x="6.04cm" svg:y="3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3" draw:layer="layout" svg:width="0.375cm" svg:height="0.499cm" svg:x="5.898cm" svg:y="3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24" draw:layer="layout" svg:width="0.157cm" svg:height="0.496cm" draw:transform="rotate (-3.14159265358979) translate (6.164cm 3.75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49" draw:text-style-name="P25" draw:layer="layout" svg:width="0.232cm" svg:height="0.255cm" draw:transform="skewX (0.00785398163397452) rotate (-0.21258110289291) translate (5.952cm 3.602cm)" draw:kind="arc" draw:start-angle="182.25" draw:end-angle="271.83">
            <text:p/>
          </draw:ellipse>
          <draw:ellipse draw:style-name="gr49" draw:text-style-name="P25" draw:layer="layout" svg:width="0.234cm" svg:height="0.255cm" draw:transform="skewX (-0.00383972435438753) rotate (0.215024563845701) translate (5.995cm 3.652cm)" draw:kind="arc" draw:start-angle="268.17" draw:end-angle="357.74">
            <text:p/>
          </draw:ellipse>
          <draw:line draw:style-name="gr57" draw:text-style-name="P19" draw:layer="layout" svg:x1="6.088cm" svg:y1="3.92cm" svg:x2="6.088cm" svg:y2="3.08cm">
            <text:p/>
          </draw:line>
          <draw:ellipse draw:style-name="gr49" draw:text-style-name="P25" draw:layer="layout" svg:width="0.234cm" svg:height="0.254cm" draw:transform="rotate (-0.467224640758882) translate (6.014cm 3.865cm)" draw:kind="arc" draw:start-angle="182.25" draw:end-angle="271.83">
            <text:p/>
          </draw:ellipse>
          <draw:custom-shape draw:style-name="gr50" draw:text-style-name="P23" xml:id="id7" draw:id="id7" draw:layer="layout" svg:width="0.072cm" svg:height="0.072cm" draw:transform="rotate (-0.467224640758882) translate (5.992cm 4.1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" draw:layer="layout" draw:type="curve" svg:x1="6.041cm" svg:y1="4.176cm" svg:x2="6.218cm" svg:y2="4.014cm" draw:start-shape="id7" draw:start-glue-point="10" draw:end-shape="id8" draw:end-glue-point="4" svg:d="M6041 4176c118 0 177-54 177-162" svg:viewBox="0 0 178 163">
            <text:p/>
          </draw:connector>
          <draw:line draw:style-name="gr58" draw:text-style-name="P26" draw:layer="layout" svg:x1="6.266cm" svg:y1="4.103cm" svg:x2="6.066cm" svg:y2="4.292cm">
            <text:p/>
          </draw:line>
          <draw:line draw:style-name="gr58" draw:text-style-name="P26" draw:layer="layout" svg:x1="6.066cm" svg:y1="4.104cm" svg:x2="6.266cm" svg:y2="4.293cm">
            <text:p/>
          </draw:line>
        </draw:g>
        <draw:frame draw:style-name="gr59" draw:text-style-name="P27" draw:layer="layout" svg:width="0.37cm" svg:height="0.276cm" svg:x="5.129cm" svg:y="16.631cm">
          <draw:text-box>
            <text:p><text:span text:style-name="T2">M</text:span><text:span text:style-name="T2">S</text:span></text:p>
          </draw:text-box>
        </draw:frame>
        <draw:frame draw:style-name="gr60" draw:text-style-name="P29" xml:id="id12" draw:id="id12" draw:layer="layout" svg:width="0.582cm" svg:height="0.391cm" svg:x="2.174cm" svg:y="12.721cm">
          <draw:text-box>
            <text:p text:style-name="P28"><text:span text:style-name="T13">I</text:span><text:span text:style-name="T14">e</text:span><text:span text:style-name="T14">xt</text:span><text:span text:style-name="T14">er</text:span><text:span text:style-name="T14">na</text:span><text:span text:style-name="T14">l</text:span></text:p>
          </draw:text-box>
          <draw:glue-point draw:id="4" svg:x="-3.618cm" svg:y="5cm"/>
          <draw:glue-point draw:id="5" svg:x="-4.335cm" svg:y="5cm"/>
        </draw:frame>
        <draw:frame draw:style-name="gr61" draw:text-style-name="P1" xml:id="id10" draw:id="id10" draw:layer="layout" svg:width="1.267cm" svg:height="1.267cm" svg:x="1.835cm" svg:y="13.383cm">
          <draw:image xlink:href="Pictures/10000201000001BE000001BEA659E105735F30CC.png" xlink:type="simple" xlink:show="embed" xlink:actuate="onLoad">
            <text:p/>
          </draw:image>
          <draw:glue-point draw:id="4" svg:x="-0.735cm" svg:y="4.595cm"/>
          <draw:glue-point draw:id="5" svg:x="0.772cm" svg:y="4.612cm"/>
        </draw:frame>
        <draw:custom-shape draw:style-name="gr62" draw:text-style-name="P9" xml:id="id11" draw:id="id11" draw:layer="layout" svg:width="1.332cm" svg:height="1.495cm" svg:x="1.802cm" svg:y="15.205cm">
          <draw:glue-point draw:id="4" svg:x="-5cm" svg:y="-4.999cm"/>
          <draw:glue-point draw:id="5" svg:x="-5cm" svg:y="4.999cm"/>
          <draw:glue-point draw:id="6" svg:x="5cm" svg:y="-5cm"/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3" draw:text-style-name="P9" draw:layer="layout" draw:type="line" svg:x1="2.271cm" svg:y1="15.745cm" svg:x2="1.755cm" svg:y2="15.545cm" draw:start-shape="id9" draw:start-glue-point="11" svg:d="M2271 15745l-516-200" svg:viewBox="0 0 517 201">
          <text:p/>
        </draw:connector>
        <draw:connector draw:style-name="gr63" draw:text-style-name="P9" draw:layer="layout" draw:type="line" svg:x1="2.225cm" svg:y1="16.065cm" svg:x2="1.75cm" svg:y2="16.18cm" draw:start-shape="id9" draw:start-glue-point="13" svg:d="M2225 16065l-475 115" svg:viewBox="0 0 476 116">
          <text:p/>
        </draw:connector>
        <draw:connector draw:style-name="gr63" draw:text-style-name="P9" draw:layer="layout" draw:type="line" svg:x1="2.271cm" svg:y1="16.14cm" svg:x2="1.749cm" svg:y2="16.388cm" draw:start-shape="id9" draw:start-glue-point="9" svg:d="M2271 16140l-522 248" svg:viewBox="0 0 523 249">
          <text:p/>
        </draw:connector>
        <draw:custom-shape draw:style-name="gr64" draw:text-style-name="P7" xml:id="id9" draw:id="id9" draw:layer="layout" svg:width="0.558cm" svg:height="0.559cm" svg:x="2.189cm" svg:y="15.663cm">
          <draw:glue-point draw:id="12" svg:x="-4.841cm" svg:y="-2.118cm"/>
          <draw:glue-point draw:id="13" svg:x="-4.361cm" svg:y="2.204cm"/>
          <draw:glue-point draw:id="14" svg:x="-4.841cm" svg:y="-1.637cm"/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2" draw:layer="layout" svg:width="0.688cm" svg:height="0.335cm" svg:x="2.344cm" svg:y="16.316cm">
          <draw:text-box>
            <text:p><text:span text:style-name="T2">I</text:span><text:span text:style-name="T3">m</text:span><text:span text:style-name="T3">eta</text:span><text:span text:style-name="T3">bol</text:span><text:span text:style-name="T3">ic</text:span></text:p>
          </draw:text-box>
        </draw:frame>
        <draw:frame draw:style-name="gr66" draw:text-style-name="P12" draw:layer="layout" svg:width="0.599cm" svg:height="0.335cm" svg:x="1.859cm" svg:y="15.218cm">
          <draw:text-box>
            <text:p><text:span text:style-name="T2">I</text:span><text:span text:style-name="T3">synap</text:span><text:span text:style-name="T3">tic</text:span></text:p>
          </draw:text-box>
        </draw:frame>
        <draw:connector draw:style-name="gr67" draw:text-style-name="P9" draw:layer="layout" draw:type="line" svg:x1="2.198cm" svg:y1="15.851cm" svg:x2="1.749cm" svg:y2="15.749cm" draw:start-shape="id9" draw:start-glue-point="14" svg:d="M2198 15851l-449-102" svg:viewBox="0 0 450 103">
          <text:p/>
        </draw:connector>
        <draw:custom-shape draw:style-name="gr68" draw:text-style-name="P30" draw:layer="layout" svg:width="0.139cm" svg:height="0.158cm" svg:x="2.399cm" svg:y="16.1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9" draw:text-style-name="P1" draw:layer="layout" draw:type="line" svg:x1="2.375cm" svg:y1="14.598cm" svg:x2="1.802cm" svg:y2="15.205cm" draw:start-shape="id10" draw:start-glue-point="4" draw:end-shape="id11" draw:end-glue-point="4" svg:d="M2375 14598l-573 607" svg:viewBox="0 0 574 608">
          <text:p/>
        </draw:connector>
        <draw:connector draw:style-name="gr69" draw:text-style-name="P1" draw:layer="layout" draw:type="line" svg:x1="2.565cm" svg:y1="14.6cm" svg:x2="3.134cm" svg:y2="15.205cm" draw:start-shape="id10" draw:start-glue-point="5" svg:d="M2565 14600l569 605" svg:viewBox="0 0 570 606">
          <text:p/>
        </draw:connector>
        <draw:connector draw:style-name="gr67" draw:text-style-name="P9" draw:layer="layout" draw:type="line" svg:x1="2.189cm" svg:y1="15.942cm" svg:x2="1.742cm" svg:y2="15.948cm" draw:start-shape="id9" svg:d="M2189 15942l-447 6" svg:viewBox="0 0 448 7">
          <text:p/>
        </draw:connector>
        <draw:frame draw:style-name="gr70" draw:text-style-name="P31" draw:layer="layout" svg:width="0.836cm" svg:height="0.335cm" svg:x="2.101cm" svg:y="14.87cm">
          <draw:text-box>
            <text:p><text:span text:style-name="T15">N</text:span><text:span text:style-name="T15">e</text:span><text:span text:style-name="T15">ur</text:span><text:span text:style-name="T15">o</text:span><text:span text:style-name="T15">n</text:span></text:p>
          </draw:text-box>
        </draw:frame>
        <draw:frame draw:style-name="gr44" draw:text-style-name="P22" draw:layer="layout" svg:width="0.18cm" svg:height="0.357cm" svg:x="3.328cm" svg:y="14.551cm">
          <draw:text-box>
            <text:p><text:span text:style-name="T12">I</text:span></text:p>
          </draw:text-box>
        </draw:frame>
        <draw:frame draw:style-name="gr44" draw:text-style-name="P22" draw:layer="layout" svg:width="0.18cm" svg:height="0.357cm" svg:x="3.328cm" svg:y="16.61cm">
          <draw:text-box>
            <text:p><text:span text:style-name="T12">J</text:span></text:p>
          </draw:text-box>
        </draw:frame>
        <draw:frame draw:style-name="gr44" draw:text-style-name="P22" draw:layer="layout" svg:width="0.197cm" svg:height="0.357cm" svg:x="1.544cm" svg:y="20.232cm">
          <draw:text-box>
            <text:p><text:span text:style-name="T12">L</text:span></text:p>
          </draw:text-box>
        </draw:frame>
        <draw:frame draw:style-name="gr71" draw:text-style-name="P22" draw:layer="layout" svg:width="0.264cm" svg:height="0.357cm" svg:x="3.286cm" svg:y="20.232cm">
          <draw:text-box>
            <text:p><text:span text:style-name="T12">M</text:span></text:p>
          </draw:text-box>
        </draw:frame>
        <draw:frame draw:style-name="gr44" draw:text-style-name="P22" draw:layer="layout" svg:width="0.231cm" svg:height="0.357cm" svg:x="4.942cm" svg:y="20.232cm">
          <draw:text-box>
            <text:p><text:span text:style-name="T12">N</text:span></text:p>
          </draw:text-box>
        </draw:frame>
        <draw:frame draw:style-name="gr44" draw:text-style-name="P22" draw:layer="layout" svg:width="0.248cm" svg:height="0.357cm" svg:x="6.487cm" svg:y="20.232cm">
          <draw:text-box>
            <text:p><text:span text:style-name="T12">O</text:span></text:p>
          </draw:text-box>
        </draw:frame>
        <draw:frame draw:style-name="gr44" draw:text-style-name="P22" draw:layer="layout" svg:width="0.214cm" svg:height="0.357cm" svg:x="8.101cm" svg:y="20.232cm">
          <draw:text-box>
            <text:p><text:span text:style-name="T12">P</text:span></text:p>
          </draw:text-box>
        </draw:frame>
        <draw:frame draw:style-name="gr44" draw:text-style-name="P22" draw:layer="layout" svg:width="0.231cm" svg:height="0.357cm" svg:x="3.303cm" svg:y="18.153cm">
          <draw:text-box>
            <text:p><text:span text:style-name="T12">K</text:span></text:p>
          </draw:text-box>
        </draw:frame>
        <draw:frame draw:style-name="gr44" draw:text-style-name="P22" draw:layer="layout" svg:width="0.231cm" svg:height="0.357cm" svg:x="1.527cm" svg:y="2.052cm">
          <draw:text-box>
            <text:p><text:span text:style-name="T12">A</text:span></text:p>
          </draw:text-box>
        </draw:frame>
        <draw:frame draw:style-name="gr44" draw:text-style-name="P22" draw:layer="layout" svg:width="0.231cm" svg:height="0.357cm" svg:x="4.642cm" svg:y="2.052cm">
          <draw:text-box>
            <text:p><text:span text:style-name="T12">B</text:span></text:p>
          </draw:text-box>
        </draw:frame>
        <draw:frame draw:style-name="gr44" draw:text-style-name="P22" draw:layer="layout" svg:width="0.231cm" svg:height="0.357cm" svg:x="7.442cm" svg:y="2.052cm">
          <draw:text-box>
            <text:p><text:span text:style-name="T12">C</text:span></text:p>
          </draw:text-box>
        </draw:frame>
        <draw:frame draw:style-name="gr44" draw:text-style-name="P22" draw:layer="layout" svg:width="0.231cm" svg:height="0.357cm" svg:x="1.527cm" svg:y="4.954cm">
          <draw:text-box>
            <text:p><text:span text:style-name="T12">D</text:span></text:p>
          </draw:text-box>
        </draw:frame>
        <draw:frame draw:style-name="gr44" draw:text-style-name="P22" draw:layer="layout" svg:width="0.214cm" svg:height="0.357cm" svg:x="1.535cm" svg:y="8.955cm">
          <draw:text-box>
            <text:p><text:span text:style-name="T12">E</text:span></text:p>
          </draw:text-box>
        </draw:frame>
        <draw:frame draw:style-name="gr44" draw:text-style-name="P22" draw:layer="layout" svg:width="0.197cm" svg:height="0.357cm" svg:x="4.659cm" svg:y="4.956cm">
          <draw:text-box>
            <text:p><text:span text:style-name="T12">F</text:span></text:p>
          </draw:text-box>
        </draw:frame>
        <draw:frame draw:style-name="gr44" draw:text-style-name="P22" draw:layer="layout" svg:width="0.248cm" svg:height="0.357cm" svg:x="1.519cm" svg:y="12.304cm">
          <draw:text-box>
            <text:p><text:span text:style-name="T12">G</text:span></text:p>
          </draw:text-box>
        </draw:frame>
        <draw:connector draw:style-name="gr72" draw:text-style-name="P1" draw:layer="layout" draw:type="line" svg:x1="2.465cm" svg:y1="13.112cm" svg:x2="2.468cm" svg:y2="13.383cm" draw:start-shape="id12" draw:start-glue-point="2" draw:end-shape="id10" svg:d="M2465 13112l3 271" svg:viewBox="0 0 4 272">
          <text:p/>
        </draw:connector>
        <draw:frame draw:style-name="gr73" draw:text-style-name="P11" draw:layer="layout" svg:width="2.716cm" svg:height="0.551cm" svg:x="1.761cm" svg:y="2.468cm">
          <draw:text-box>
            <text:p text:style-name="P10"><text:span text:style-name="T1">Droso</text:span><text:span text:style-name="T1">phila </text:span><text:span text:style-name="T1">melan</text:span><text:span text:style-name="T1">ogaste</text:span><text:span text:style-name="T1">r</text:span></text:p>
          </draw:text-box>
        </draw:frame>
        <draw:custom-shape draw:style-name="gr74" draw:text-style-name="P17" draw:layer="layout" svg:width="0.7cm" svg:height="0.3cm" svg:x="1.9cm" svg:y="11.048cm">
          <text:p text:style-name="P10"><text:span text:style-name="T9">CoQH</text:span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latex§\nu§svg§600§FALSE§</svg:desc>
          <draw:polygon draw:style-name="gr75" draw:text-style-name="P32" draw:layer="layout" svg:width="0.178cm" svg:height="0.143cm" svg:x="3.8cm" svg:y="9.177cm" svg:viewBox="0 0 179 144" draw:points="90,144 0,144 0,0 179,0 179,144">
            <text:p/>
          </draw:polygon>
          <draw:path draw:style-name="gr76" draw:text-style-name="P33" draw:layer="layout" svg:width="0.198cm" svg:height="0.185cm" svg:x="3.801cm" svg:y="9.156cm" svg:viewBox="0 0 199 186" svg:d="M72 5c0-1 0-5-5-5-10 0-41 4-52 4-4 1-7 1-7 8 0 6 3 6 9 6 20 0 21 3 21 7 0 3-5 23-7 34l-26 103c-2 7-5 19-5 20 0 4 4 4 7 4h5c30-4 76-21 120-62 56-51 67-109 67-113 0-7-5-11-12-11-3 0-14 2-17 14-26 96-91 143-139 15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6T10:18:27.671169099</meta:creation-date>
    <dc:date>2021-08-18T13:45:39.356710853</dc:date>
    <meta:editing-duration>P1DT8H38M17S</meta:editing-duration>
    <meta:editing-cycles>48</meta:editing-cycles>
    <meta:generator>LibreOffice/6.0.7.3$Linux_X86_64 LibreOffice_project/00m0$Build-3</meta:generator>
    <meta:document-statistic meta:object-count="148"/>
  </office:meta>
</office:document-meta>
</file>